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c3" style:family="text">
      <style:text-properties fo:font-family="Lucida Grande" fo:font-size="13pt"/>
    </style:style>
    <style:style style:name="p4" style:family="paragraph">
      <style:paragraph-properties fo:margin-left="0pt" fo:text-indent="0pt"/>
    </style:style>
    <style:style style:name="p5" style:family="paragraph">
      <style:paragraph-properties fo:margin-top="13.5pt" fo:margin-bottom="9pt" fo:margin-left="0pt" fo:text-indent="0pt"/>
    </style:style>
    <style:style style:name="c6" style:family="text">
      <style:text-properties fo:font-weight="bold" fo:font-family="Lucida Grande" fo:font-size="13pt"/>
    </style:style>
    <style:style style:name="p7" style:family="paragraph">
      <style:paragraph-properties fo:margin-top="9pt" fo:margin-bottom="9pt" fo:margin-left="0pt" fo:text-indent="0pt"/>
    </style:style>
    <style:style style:name="s8" style:family="section">
      <style:section-properties/>
    </style:style>
    <style:style style:name="c9" style:family="text">
      <style:text-properties fo:font-family="Lucida Grande" fo:font-size="13pt"/>
    </style:style>
  </office:automatic-styles>
  <office:body>
    <office:text>
      <text:p text:style-name="p4"/>
      <text:p text:style-name="p5"><text:span text:style-name="c6">HTML Title inside mail / full QTextDocument + Image.</text:span></text:p>
      <text:p text:style-name="p7"><text:span text:style-name="c3">Paragraf. set <text:s/>here your QTextDocument editor.</text:span></text:p>
      <text:p text:style-name="p7"><text:span text:style-name="c3">This is only sample qt code.<text:line-break/>SMTP Encrypted sending mail attachment and mime chunk Editmail-&gt;document()<text:line-break/>( QTextDocument ) fill from image e html tag <text:s/>style color full mime mail.<text:line-break/>Author: Peter Hohl , <text:s text:c="3"/>19.9.2013 <text:s/></text:span><text:span>
          <draw:frame draw:name=":/images/bulleted-list.png" svg:width="16.5pt" svg:height="16.5pt">
            <draw:image xlink:href="Pictures/Picture1"/>
          </draw:frame>
        </text:span><text:span text:style-name="c3"><text:line-break/></text:span></text:p>
    </office:text>
  </office:body>
</office:document-content>
</file>